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alibri" fo:font-size="11pt" style:font-size-asian="11pt" style:font-size-complex="11pt"/>
    </style:style>
    <style:style style:name="P2" style:family="paragraph" style:parent-style-name="Standard">
      <style:text-properties style:font-name="Calibri" fo:font-size="11pt" fo:font-style="normal" style:font-size-asian="11pt" style:font-style-asian="normal" style:font-size-complex="11pt" style:font-style-complex="normal"/>
    </style:style>
    <style:style style:name="P3" style:family="paragraph" style:parent-style-name="Standard">
      <style:text-properties style:font-name="Calibri" fo:font-size="11pt" fo:font-style="normal" style:text-underline-style="solid" style:text-underline-width="auto" style:text-underline-color="font-color" style:font-size-asian="11pt" style:font-style-asian="normal" style:font-size-complex="11pt" style:font-style-complex="normal"/>
    </style:style>
    <style:style style:name="P4" style:family="paragraph" style:parent-style-name="Standard">
      <style:paragraph-properties fo:margin-top="0in" fo:margin-bottom="0.1201in"/>
      <style:text-properties style:font-name="Calibri" fo:font-size="11pt" style:font-size-asian="11pt" style:font-size-complex="11pt"/>
    </style:style>
    <style:style style:name="P5" style:family="paragraph" style:parent-style-name="Standard">
      <style:paragraph-properties fo:margin-top="0in" fo:margin-bottom="0.1201in"/>
      <style:text-properties style:font-name="Calibri" fo:font-size="11pt" fo:font-weight="bold" style:font-size-asian="11pt" style:font-weight-asian="bold" style:font-size-complex="11pt" style:font-weight-complex="bold"/>
    </style:style>
    <style:style style:name="P6" style:family="paragraph" style:parent-style-name="Standard">
      <style:paragraph-properties fo:margin-top="0in" fo:margin-bottom="0.1201in"/>
      <style:text-properties style:font-name="Calibri" fo:font-size="11pt" fo:font-weight="normal" style:font-size-asian="11pt" style:font-weight-asian="normal" style:font-size-complex="11pt" style:font-weight-complex="normal"/>
    </style:style>
    <style:style style:name="P7" style:family="paragraph" style:parent-style-name="Standard">
      <style:paragraph-properties fo:margin-top="0in" fo:margin-bottom="0.1201in"/>
      <style:text-properties style:font-name="Calibri" fo:font-size="11pt" fo:font-style="italic" fo:font-weight="normal" style:font-size-asian="11pt" style:font-style-asian="italic" style:font-weight-asian="normal" style:font-size-complex="11pt" style:font-style-complex="italic" style:font-weight-complex="normal"/>
    </style:style>
    <style:style style:name="P8" style:family="paragraph" style:parent-style-name="Standard">
      <style:paragraph-properties fo:margin-top="0in" fo:margin-bottom="0.1201in"/>
      <style:text-properties style:font-name="Courier 10 Pitch" fo:font-size="11pt" style:font-size-asian="11pt" style:font-size-complex="11pt"/>
    </style:style>
    <style:style style:name="P9" style:family="paragraph" style:parent-style-name="Standard">
      <style:paragraph-properties fo:margin-top="0in" fo:margin-bottom="0.1201in"/>
      <style:text-properties style:font-name="Courier 10 Pitch" fo:font-size="11pt" fo:font-weight="normal" style:font-size-asian="11pt" style:font-weight-asian="normal" style:font-size-complex="11pt" style:font-weight-complex="normal"/>
    </style:style>
    <style:style style:name="P10" style:family="paragraph" style:parent-style-name="Standard">
      <style:paragraph-properties fo:margin-top="0in" fo:margin-bottom="0.1201in" fo:text-align="start" style:justify-single-word="false" fo:padding="0.0201in" fo:border="0.06pt solid #000000" style:shadow="none"/>
      <style:text-properties style:font-name="Calibri" fo:font-size="11pt" fo:font-style="italic" fo:font-weight="normal" style:font-size-asian="11pt" style:font-style-asian="italic" style:font-weight-asian="normal" style:font-size-complex="11pt" style:font-style-complex="italic" style:font-weight-complex="normal"/>
    </style:style>
    <style:style style:name="P11"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 fo:font-size="11pt" style:font-size-asian="11pt" style:font-size-complex="11pt"/>
    </style:style>
    <style:style style:name="P12"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 fo:font-size="11pt" fo:font-weight="bold" style:font-size-asian="11pt" style:font-weight-asian="bold" style:font-size-complex="11pt" style:font-weight-complex="bold"/>
    </style:style>
    <style:style style:name="P13" style:family="paragraph" style:parent-style-name="Standard">
      <style:paragraph-properties fo:margin-top="0in" fo:margin-bottom="0.1201in"/>
      <style:text-properties style:font-name="Calibri" fo:font-size="11pt" fo:font-weight="bold" style:font-size-asian="11pt" style:font-weight-asian="bold" style:font-size-complex="11pt" style:font-weight-complex="bold"/>
    </style:style>
    <style:style style:name="P14" style:family="paragraph" style:parent-style-name="Standard">
      <style:paragraph-properties fo:margin-top="0in" fo:margin-bottom="0.1201in"/>
      <style:text-properties style:font-name="Calibri" fo:font-size="11pt" fo:font-style="normal" fo:font-weight="bold" style:font-size-asian="11pt" style:font-style-asian="normal" style:font-weight-asian="bold" style:font-size-complex="11pt" style:font-style-complex="normal" style:font-weight-complex="bold"/>
    </style:style>
    <style:style style:name="P15" style:family="paragraph" style:parent-style-name="Standard">
      <style:paragraph-properties fo:margin-top="0in" fo:margin-bottom="0.1201in"/>
      <style:text-properties style:font-name="Calibri" fo:font-size="11pt" fo:font-style="normal" style:font-size-asian="11pt" style:font-style-asian="normal" style:font-size-complex="11pt" style:font-style-complex="normal"/>
    </style:style>
    <style:style style:name="P16" style:family="paragraph" style:parent-style-name="Standard">
      <style:paragraph-properties fo:margin-top="0in" fo:margin-bottom="0.1201in"/>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17" style:family="paragraph" style:parent-style-name="Standard">
      <style:paragraph-properties fo:margin-top="0in" fo:margin-bottom="0.1201in"/>
      <style:text-properties style:font-name="Calibri" fo:font-size="11pt" fo:font-style="normal" fo:background-color="transparent" style:font-size-asian="11pt" style:font-style-asian="normal" style:font-size-complex="11pt" style:font-style-complex="normal"/>
    </style:style>
    <style:style style:name="P18" style:family="paragraph" style:parent-style-name="Standard">
      <style:paragraph-properties fo:margin-top="0in" fo:margin-bottom="0.1201in"/>
      <style:text-properties style:font-name="Calibri" fo:font-size="11pt" fo:font-weight="normal" style:font-size-asian="11pt" style:font-weight-asian="normal" style:font-size-complex="11pt" style:font-weight-complex="normal"/>
    </style:style>
    <style:style style:name="P19" style:family="paragraph" style:parent-style-name="Standard">
      <style:paragraph-properties fo:margin-top="0in" fo:margin-bottom="0.1201in"/>
      <style:text-properties style:font-name="Calibri" fo:font-size="11pt" fo:font-weight="normal" fo:background-color="transparent" style:font-size-asian="11pt" style:font-weight-asian="normal" style:font-size-complex="11pt" style:font-weight-complex="normal"/>
    </style:style>
    <style:style style:name="P20" style:family="paragraph" style:parent-style-name="Standard">
      <style:paragraph-properties fo:margin-top="0in" fo:margin-bottom="0.1201in"/>
      <style:text-properties style:font-name="Calibri" fo:font-size="11pt" fo:font-style="italic" fo:font-weight="normal" style:font-size-asian="11pt" style:font-style-asian="italic" style:font-weight-asian="normal" style:font-size-complex="11pt" style:font-style-complex="italic" style:font-weight-complex="normal"/>
    </style:style>
    <style:style style:name="P21" style:family="paragraph" style:parent-style-name="Standard">
      <style:paragraph-properties fo:margin-top="0in" fo:margin-bottom="0.1201in"/>
      <style:text-properties style:font-name="Calibri" fo:font-size="11pt" style:font-size-asian="11pt" style:font-size-complex="11pt"/>
    </style:style>
    <style:style style:name="P22" style:family="paragraph" style:parent-style-name="Standard">
      <style:paragraph-properties fo:margin-top="0in" fo:margin-bottom="0.1201in"/>
      <style:text-properties style:font-name="Courier 10 Pitch" fo:font-size="11pt" fo:font-style="normal" fo:font-weight="normal" style:font-size-asian="11pt" style:font-style-asian="normal" style:font-weight-asian="normal" style:font-size-complex="11pt" style:font-style-complex="normal" style:font-weight-complex="normal"/>
    </style:style>
    <style:style style:name="P23" style:family="paragraph" style:parent-style-name="Standard">
      <style:paragraph-properties fo:margin-top="0in" fo:margin-bottom="0.1201in"/>
      <style:text-properties style:font-name="Courier 10 Pitch" fo:font-size="11pt" fo:font-style="normal" fo:font-weight="normal" fo:background-color="transparent" style:font-size-asian="11pt" style:font-style-asian="normal" style:font-weight-asian="normal" style:font-size-complex="11pt" style:font-style-complex="normal" style:font-weight-complex="normal"/>
    </style:style>
    <style:style style:name="P24" style:family="paragraph" style:parent-style-name="Standard">
      <style:paragraph-properties fo:margin-top="0in" fo:margin-bottom="0.1201in"/>
      <style:text-properties style:font-name="Courier 10 Pitch" fo:font-size="11pt" fo:background-color="transparent" style:font-size-asian="11pt" style:font-size-complex="11pt"/>
    </style:style>
    <style:style style:name="P25" style:family="paragraph" style:parent-style-name="Standard">
      <style:paragraph-properties fo:margin-top="0in" fo:margin-bottom="0.1201in"/>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P26" style:family="paragraph" style:parent-style-name="Standard">
      <style:paragraph-properties fo:margin-top="0in" fo:margin-bottom="0.1201in"/>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27" style:family="paragraph" style:parent-style-name="Standard">
      <style:paragraph-properties fo:margin-top="0in" fo:margin-bottom="0.1201in"/>
      <style:text-properties style:font-name="Courier 10 Pitch" fo:font-size="11pt" fo:font-style="normal" fo:background-color="transparent" style:font-size-asian="11pt" style:font-style-asian="normal" style:font-size-complex="11pt" style:font-style-complex="normal"/>
    </style:style>
    <style:style style:name="P28" style:family="paragraph" style:parent-style-name="Standard">
      <style:paragraph-properties fo:margin-top="0in" fo:margin-bottom="0.1201in" fo:padding="0.0201in" fo:border="0.06pt solid #000000" style:shadow="none"/>
      <style:text-properties style:font-name="Calibri" fo:font-size="11pt" fo:font-style="normal" style:font-size-asian="11pt" style:font-style-asian="normal" style:font-size-complex="11pt" style:font-style-complex="normal"/>
    </style:style>
    <style:style style:name="P29" style:family="paragraph" style:parent-style-name="Standard">
      <style:paragraph-properties fo:margin-top="0in" fo:margin-bottom="0.1201in" fo:padding="0.0201in" fo:border="0.06pt solid #000000" style:shadow="none"/>
      <style:text-properties style:font-name="Calibri" fo:font-size="11pt" fo:font-style="normal" fo:font-weight="normal" style:font-size-asian="11pt" style:font-style-asian="normal" style:font-weight-asian="normal" style:font-size-complex="11pt" style:font-style-complex="normal" style:font-weight-complex="normal"/>
    </style:style>
    <style:style style:name="P30" style:family="paragraph" style:parent-style-name="Standard">
      <style:paragraph-properties fo:margin-top="0in" fo:margin-bottom="0.1201in" fo:padding="0.0201in" fo:border="0.06pt solid #000000" style:shadow="none"/>
      <style:text-properties style:font-name="Calibri" fo:font-size="11pt" fo:font-style="italic" fo:font-weight="normal" style:font-size-asian="11pt" style:font-style-asian="italic" style:font-weight-asian="normal" style:font-size-complex="11pt" style:font-style-complex="italic" style:font-weight-complex="normal"/>
    </style:style>
    <style:style style:name="P31"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 fo:font-size="11pt" fo:font-style="normal" fo:font-weight="bold" style:font-size-asian="11pt" style:font-style-asian="normal" style:font-weight-asian="bold" style:font-size-complex="11pt" style:font-style-complex="normal" style:font-weight-complex="bold"/>
    </style:style>
    <style:style style:name="P32"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 fo:font-size="11pt" fo:font-style="normal" fo:font-weight="normal" fo:background-color="transparent" style:font-size-asian="11pt" style:font-style-asian="normal" style:font-weight-asian="normal" style:font-size-complex="11pt" style:font-style-complex="normal" style:font-weight-complex="normal"/>
    </style:style>
    <style:style style:name="P33" style:family="paragraph" style:parent-style-name="Standard">
      <style:paragraph-properties fo:margin-top="0in" fo:margin-bottom="0.1201in" fo:background-color="#b3b3b3" fo:padding="0.0201in" fo:border="0.06pt solid #000000" style:shadow="none">
        <style:background-image/>
      </style:paragraph-properties>
      <style:text-properties style:font-name="Calibri" fo:font-size="11pt" fo:font-style="normal" fo:background-color="transparent" style:font-size-asian="11pt" style:font-style-asian="normal" style:font-size-complex="11pt" style:font-style-complex="normal"/>
    </style:style>
    <style:style style:name="P34" style:family="paragraph" style:parent-style-name="Standard">
      <style:paragraph-properties fo:margin-top="0in" fo:margin-bottom="0.1201in" fo:background-color="transparent" fo:padding="0.0201in" fo:border="0.06pt solid #000000" style:shadow="none">
        <style:background-image/>
      </style:paragraph-properties>
      <style:text-properties style:font-name="Calibri" fo:font-size="10pt" fo:font-style="italic" fo:font-weight="normal" style:font-size-asian="10pt" style:font-style-asian="italic" style:font-weight-asian="normal" style:font-size-complex="10pt" style:font-style-complex="italic" style:font-weight-complex="normal"/>
    </style:style>
    <style:style style:name="P35" style:family="paragraph" style:parent-style-name="Standard">
      <style:text-properties style:font-name="Calibri" fo:font-size="11pt" fo:font-style="italic" style:font-size-asian="11pt" style:font-style-asian="italic" style:font-size-complex="11pt" style:font-style-complex="italic"/>
    </style:style>
    <style:style style:name="P36" style:family="paragraph" style:parent-style-name="Standard">
      <style:text-properties style:font-name="Calibri" fo:font-size="11pt" fo:font-style="italic" style:text-underline-style="none" style:font-size-asian="11pt" style:font-style-asian="italic" style:font-size-complex="11pt" style:font-style-complex="italic"/>
    </style:style>
    <style:style style:name="P37" style:family="paragraph" style:parent-style-name="Standard">
      <style:text-properties style:font-name="Calibri" fo:font-size="11pt" fo:font-style="normal" style:font-size-asian="11pt" style:font-style-asian="normal" style:font-size-complex="11pt" style:font-style-complex="normal"/>
    </style:style>
    <style:style style:name="P38" style:family="paragraph" style:parent-style-name="Standard">
      <style:text-properties style:font-name="Calibri" fo:font-size="11pt" fo:font-style="normal" fo:background-color="transparent" style:font-size-asian="11pt" style:font-style-asian="normal" style:font-size-complex="11pt" style:font-style-complex="normal"/>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style="italic" style:text-underline-style="none" style:font-style-asian="italic" style:font-style-complex="italic"/>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fo:background-color="transparent" style:font-style-asian="normal" style:font-weight-asian="bold" style:font-style-complex="normal" style:font-weight-complex="bold"/>
    </style:style>
    <style:style style:name="T11" style:family="text">
      <style:text-properties fo:font-style="normal" style:text-underline-style="solid" style:text-underline-width="auto" style:text-underline-color="font-color" style:font-style-asian="normal" style:font-style-complex="normal"/>
    </style:style>
    <style:style style:name="T1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style:font-name="Courier 10 Pitch"/>
    </style:style>
    <style:style style:name="T17" style:family="text">
      <style:text-properties style:font-name="Courier 10 Pitch" fo:font-style="normal" fo:font-weight="bold" style:font-style-asian="normal" style:font-weight-asian="bold" style:font-style-complex="normal" style:font-weight-complex="bold"/>
    </style:style>
    <style:style style:name="T18" style:family="text">
      <style:text-properties style:font-name="Courier 10 Pitch" fo:font-style="normal" fo:font-weight="bold" fo:background-color="transparent" style:font-style-asian="normal" style:font-weight-asian="bold" style:font-style-complex="normal" style:font-weight-complex="bold"/>
    </style:style>
    <style:style style:name="T19" style:family="text">
      <style:text-properties style:font-name="Courier 10 Pitch" fo:font-style="normal" style:font-style-asian="normal" style:font-style-complex="normal"/>
    </style:style>
    <style:style style:name="T20" style:family="text">
      <style:text-properties fo:font-weight="bold" style:font-weight-asian="bold" style:font-weight-complex="bold"/>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bold" style:font-weight-asian="bold" style:font-weight-complex="bold"/>
    </style:style>
    <style:style style:name="T23" style:family="text">
      <style:text-properties style:text-underline-style="none"/>
    </style:style>
    <style:style style:name="T24" style:family="text">
      <style:text-properties style:text-underline-style="none" fo:font-weight="bold" style:font-weight-asian="bold" style:font-weight-complex="bold"/>
    </style:style>
    <style:style style:name="T25" style:family="text">
      <style:text-properties style:text-underline-style="none" fo:font-weight="normal" style:font-weight-asian="normal" style:font-weight-complex="normal"/>
    </style:style>
    <style:style style:name="T26" style:family="text">
      <style:text-properties fo:background-color="#ffff00"/>
    </style:style>
    <style:style style:name="T27" style:family="text">
      <style:text-properties style:font-name="Calibri" fo:font-size="11pt" fo:font-style="italic" style:font-size-asian="11pt" style:font-style-asian="italic" style:font-size-complex="11pt" style:font-style-complex="italic"/>
    </style:style>
    <style:style style:name="T28" style:family="text">
      <style:text-properties style:font-name="Calibri" fo:font-size="11pt" fo:font-style="italic" style:text-underline-style="solid" style:text-underline-width="auto" style:text-underline-color="font-color" style:font-size-asian="11pt" style:font-style-asian="italic" style:font-size-complex="11pt" style:font-style-complex="italic"/>
    </style:style>
    <style:style style:name="T29" style:family="text">
      <style:text-properties style:font-name="Calibri" fo:font-size="11pt" style:font-size-asian="11pt" style:font-size-complex="11pt"/>
    </style:style>
    <style:style style:name="T30" style:family="text">
      <style:text-properties style:font-name="Courier 10 Pitch"/>
    </style:style>
    <style:style style:name="T31" style:family="text">
      <style:text-properties style:font-name="Courier 10 Pitch" fo:font-size="11pt" style:font-size-asian="11pt" style:font-size-complex="11pt"/>
    </style:style>
    <style:style style:name="T32" style:family="text">
      <style:text-properties style:font-name="Courier 10 Pitch" fo:font-weight="bold" style:font-weight-asian="bold" style:font-weight-complex="bold"/>
    </style:style>
    <style:style style:name="T33" style:family="text">
      <style:text-properties style:font-name="Courier 10 Pitch" fo:font-style="italic" style:text-underline-style="none" style:font-style-asian="italic" style:font-style-complex="italic"/>
    </style:style>
    <style:style style:name="T34" style:family="text">
      <style:text-properties style:text-position="super 58%"/>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0. Functions</text:p>
      <text:p text:style-name="P4">In this chapter, we shall cover a very useful concept in programming: <text:span text:style-name="T1">functions</text:span><text:span text:style-name="T8">. We've used Python's built-in functions before – things like </text:span><text:span text:style-name="T19">print()</text:span><text:span text:style-name="T8"> and </text:span><text:span text:style-name="T19">input()</text:span><text:span text:style-name="T8">. Now we'll look at how to write our </text:span><text:span text:style-name="T1">own</text:span><text:span text:style-name="T8"> functions.</text:span></text:p>
      <text:p text:style-name="P28">What is a function? A function is a named piece of code that performs a specified task. Every function has a name. Some functions might take in data or return data, or both. </text:p>
      <text:p text:style-name="P14">10.1 Defining a function</text:p>
      <text:p text:style-name="P15">Consider the following piece of code:</text:p>
      <text:p text:style-name="P8"><text:tab/>def greeting():</text:p>
      <text:p text:style-name="P8"><text:tab/><text:tab/>print("Hello!")</text:p>
      <text:p text:style-name="P8"><text:tab/><text:tab/>print("How do you do?")</text:p>
      <text:p text:style-name="P4">This is a <text:span text:style-name="T22">function definition</text:span> ("<text:span text:style-name="T16">def</text:span>" stands for <text:span text:style-name="T1">definition</text:span><text:span text:style-name="T8">): </text:span>we are <text:span text:style-name="T9">defining</text:span> a <text:span text:style-name="T9">function</text:span><text:span text:style-name="T8"> </text:span>called <text:span text:style-name="T17">greeting</text:span><text:span text:style-name="T8">. </text:span></text:p>
      <text:p text:style-name="P4"><text:span text:style-name="T8">What do you think this function does? You'd be right if you guessed that </text:span><text:span text:style-name="T19">greeting</text:span><text:span text:style-name="T8"> outputs the lines "</text:span><text:span text:style-name="T19">Hello</text:span><text:span text:style-name="T8">" and "</text:span><text:span text:style-name="T19">How do you do?</text:span><text:span text:style-name="T8">" to the screen. Let's confirm this. Write the </text:span><text:span text:style-name="T19">greeting </text:span><text:span text:style-name="T8">function to file, save it as </text:span><text:span text:style-name="T6">myfirstfunction</text:span><text:span text:style-name="T1">.py</text:span><text:span text:style-name="T8">, and click run. </text:span></text:p>
      <text:p text:style-name="P15">And what?! Nothing happens? </text:p>
      <text:p text:style-name="P4"><text:span text:style-name="T8">This is because, to execute the code in a function, we have to </text:span><text:span text:style-name="T2">call</text:span><text:span text:style-name="T8"> the function. </text:span></text:p>
      <text:p text:style-name="P14">10.2 Calling a function</text:p>
      <text:p text:style-name="P6"><text:span text:style-name="T8">You've </text:span><text:span text:style-name="T13">called many functions </text:span><text:span text:style-name="T8">many times this weekend; for instance, every time you've used </text:span><text:span text:style-name="T19">input()</text:span><text:span text:style-name="T8">, you've called the input function. To call a function, we simply write the function's name followed by brackets: </text:span><text:span text:style-name="T19">()</text:span><text:span text:style-name="T8">. </text:span></text:p>
      <text:p text:style-name="P16">We can call our greeting function like this:</text:p>
      <text:p text:style-name="P22"><text:tab/>greeting()</text:p>
      <text:p text:style-name="P16">Amend your code so that greeting.py now looks like this:</text:p>
      <text:p text:style-name="P8"><text:tab/>def greeting():</text:p>
      <text:p text:style-name="P8"><text:tab/><text:tab/>print("Hello!")</text:p>
      <text:p text:style-name="P22"><text:tab/><text:tab/>print("How do you do?")</text:p>
      <text:p text:style-name="P22"><text:tab/>greeting()</text:p>
      <text:p text:style-name="P6"><text:span text:style-name="T8">What happens when you run </text:span><text:span text:style-name="T13">myfirstfunction</text:span><text:span text:style-name="T8">.py now? Python should output some friendly words to the screen.</text:span></text:p>
      <text:p text:style-name="P11"><text:span text:style-name="T14">How is a function different from a program?</text:span><text:span text:style-name="T8"> </text:span></text:p>
      <text:p text:style-name="P11"><text:span text:style-name="T8">A function is different because typically, we </text:span><text:span text:style-name="T1">use</text:span><text:span text:style-name="T8"> functions in our programs and not the other way around. This is because functions are usually smaller and perform more specific tasks than our programs. </text:span></text:p>
      <text:p text:style-name="P29"><text:soft-page-break/>Exercise: Write a new .py file in which you define a function that outputs your name, school, and grade, and call the function. </text:p>
      <text:p text:style-name="P14">10.3 Function parameters</text:p>
      <text:p text:style-name="P6"><text:span text:style-name="T8">Sometimes we might want our functions to take some input. We might want to personalise our </text:span><text:span text:style-name="T19">greeting </text:span><text:span text:style-name="T8">function so that it greets us by name, say. We can do this with </text:span><text:span text:style-name="T9">parameters</text:span><text:span text:style-name="T8">. Function parameters are what we put inside the brackets of a function when we call it. </text:span></text:p>
      <text:p text:style-name="P6"><text:span text:style-name="T8">Let's modify the definition of our </text:span><text:span text:style-name="T19">greeting</text:span><text:span text:style-name="T8"> function so that it uses a </text:span><text:span text:style-name="T9">parameter</text:span><text:span text:style-name="T8">:</text:span></text:p>
      <text:p text:style-name="P6"><text:span text:style-name="T8"><text:tab/></text:span><text:span text:style-name="T19">def greeting(name):</text:span></text:p>
      <text:p text:style-name="P8"><text:tab/><text:tab/>print("Hello", name, "!")</text:p>
      <text:p text:style-name="P22"><text:tab/><text:tab/>print("How do you do?")</text:p>
      <text:p text:style-name="P6"><text:span text:style-name="T8">Here, </text:span><text:span text:style-name="T19">name</text:span><text:span text:style-name="T8"> is a parameter. </text:span><text:span text:style-name="T11">A </text:span><text:span text:style-name="T12">parameter</text:span><text:span text:style-name="T11"> is a </text:span><text:span text:style-name="T12">variable</text:span><text:span text:style-name="T11"> that acts as a placeholder</text:span><text:span text:style-name="T8"> for the input value that we pass to the function </text:span><text:span text:style-name="T19">greeting </text:span><text:span text:style-name="T8">when we call it. </text:span></text:p>
      <text:p text:style-name="P6"><text:span text:style-name="T8">Now when we call </text:span><text:span text:style-name="T19">greeting</text:span><text:span text:style-name="T8">, we must give it some input, in this case, a string value of our name:</text:span></text:p>
      <text:p text:style-name="P6"><text:span text:style-name="T8"><text:s/><text:tab/></text:span><text:span text:style-name="T19">greeting("Elizabeth")</text:span></text:p>
      <text:p text:style-name="P6">What happens when we run our modified <text:span text:style-name="T16">greeting</text:span> function?</text:p>
      <text:p text:style-name="P5">10.3.1 Variables as function input</text:p>
      <text:p text:style-name="P6">You might remember with <text:span text:style-name="T16">print()</text:span> that we could do something like this:</text:p>
      <text:p text:style-name="P9"><text:tab/>x = "Print me!"</text:p>
      <text:p text:style-name="P9"><text:tab/>print(x)</text:p>
      <text:p text:style-name="P6">That is, we could pass not only actual values like strings and numbers to <text:span text:style-name="T16">print()</text:span> but also variables. The same is true for the functions that we define ourselves. Change the function call in myfirstfunction.py to reflect this:</text:p>
      <text:p text:style-name="P6"><text:span text:style-name="T8"><text:tab/></text:span><text:span text:style-name="T19">def greeting(name):</text:span></text:p>
      <text:p text:style-name="P8"><text:tab/><text:tab/>print("Hello", name, "!")</text:p>
      <text:p text:style-name="P22"><text:tab/><text:tab/>print("How do you do?")</text:p>
      <text:p text:style-name="P22"><text:tab/>boy = "Richard"</text:p>
      <text:p text:style-name="P22"><text:tab/>greeting(boy)</text:p>
      <text:p text:style-name="P16">With this in mind, we can make our myfirstfunction.py program even more dynamic:</text:p>
      <text:p text:style-name="P6"><text:span text:style-name="T8"><text:tab/></text:span><text:span text:style-name="T19">def greeting(name):</text:span></text:p>
      <text:p text:style-name="P8"><text:tab/><text:tab/>print("Hello", name, "!")</text:p>
      <text:p text:style-name="P22"><text:tab/><text:tab/>print("How do you do?")</text:p>
      <text:p text:style-name="P22"><text:tab/></text:p>
      <text:p text:style-name="P22"><text:soft-page-break/><text:tab/>n = input("Please enter your name: ")</text:p>
      <text:p text:style-name="P22"><text:tab/>greeting(n)</text:p>
      <text:p text:style-name="P14">10.4 Why are functions important?</text:p>
      <text:p text:style-name="P19"><text:span text:style-name="T8">At this point, you might be wondering why we've bothered with our </text:span><text:span text:style-name="T19">greeting</text:span><text:span text:style-name="T8"> function, when we could have just as easily have written a program like this</text:span></text:p>
      <text:p text:style-name="P19"><text:span text:style-name="T19"><text:tab/>name = input("Please enter your name: ")</text:span><text:span text:style-name="T8"><text:tab/></text:span></text:p>
      <text:p text:style-name="P24"><text:tab/>print("Hello", name, "!")</text:p>
      <text:p text:style-name="P23"><text:tab/>print("How do you do?")</text:p>
      <text:p text:style-name="P19"><text:span text:style-name="T8">that gives us the same output, seemingly with a lot less effort. True, the output is the same, but using functions can make our code easier to understand </text:span><text:span text:style-name="T8">and, for larger programs, easier to maintain. </text:span><text:span text:style-name="T8">Consider: if we know what the </text:span><text:span text:style-name="T19">greeting</text:span><text:span text:style-name="T8"> function does, we need only look at the lines</text:span></text:p>
      <text:p text:style-name="P23"><text:tab/>n = input("Please enter your name: ")</text:p>
      <text:p text:style-name="P23"><text:tab/>greeting(n)</text:p>
      <text:p text:style-name="P19"><text:span text:style-name="T8">to get an idea of what output our program will produce. Also, if we want to change our greeting from "</text:span><text:span text:style-name="T19">Hello</text:span><text:span text:style-name="T8">" to "</text:span><text:span text:style-name="T19">Hey</text:span><text:span text:style-name="T8">" or "</text:span><text:span text:style-name="T19">Howzit</text:span><text:span text:style-name="T8">", we only need to make this change </text:span><text:span text:style-name="T11">in one place</text:span><text:span text:style-name="T8">: our function definition. </text:span></text:p>
      <text:p text:style-name="P6"><text:span text:style-name="T8">With this in mind, let's define another function. </text:span></text:p>
      <text:p text:style-name="P6"><text:span text:style-name="T8">Let's say that we want to write a </text:span><text:span text:style-name="T9">program</text:span><text:span text:style-name="T8"> that will output </text:span><text:span text:style-name="T9">five versus</text:span><text:span text:style-name="T8"> of the American nursery rhyme, </text:span><text:span text:style-name="T1">Old MacDonald</text:span><text:span text:style-name="T8">: (feel free to sing along)</text:span></text:p>
      <text:p text:style-name="P7"><text:tab/>Old MacDonald had a farm, ee-igh, ee-igh, oh!</text:p>
      <text:p text:style-name="P7"><text:tab/>And on this farm he had a cow, ee-igh, ee-igh, oh!</text:p>
      <text:p text:style-name="P7"><text:tab/>With a moo, moo here and a moo, moo there.</text:p>
      <text:p text:style-name="P7"><text:tab/>Here a moo, there a moo, everywhere a moo, moo.</text:p>
      <text:p text:style-name="P7"><text:tab/>Old MacDonald had a farm, ee-igh, ee-igh, oh!</text:p>
      <text:p text:style-name="P16">Each next verse introduces a new animal and a new sound, for example:</text:p>
      <text:p text:style-name="P7"><text:tab/>Old MacDonald had a farm, ee-igh, ee-igh, oh!</text:p>
      <text:p text:style-name="P7"><text:tab/>And on this farm he had a pig, ee-igh, ee-igh, oh!</text:p>
      <text:p text:style-name="P7"><text:tab/>With a oink, oink here and a oink, oink there.</text:p>
      <text:p text:style-name="P7"><text:tab/>Here a oink, there a oink, everywhere a oink, oink.</text:p>
      <text:p text:style-name="P7"><text:tab/>Old MacDonald had a farm, ee-igh, ee-igh, oh!</text:p>
      <text:p text:style-name="P16">And so on for ducks (quack!), horses (neigh!), and dogs (woof!). </text:p>
      <text:p text:style-name="P16"><text:span text:style-name="T20">How would we write such a program?</text:span> </text:p>
      <text:p text:style-name="P6"><text:span text:style-name="T8">Obviously we could write a bunch of print statements (25 in total, to be precise) but we know better that this. Given the concepts we've covered in the previous chapters, we </text:span><text:soft-page-break/><text:span text:style-name="T8">might think of </text:span><text:span text:style-name="T9">a </text:span><text:span text:style-name="T17">while</text:span><text:span text:style-name="T9"> loop</text:span><text:span text:style-name="T8">, something like:</text:span></text:p>
      <text:p text:style-name="P22"><text:tab/>i = 0</text:p>
      <text:p text:style-name="P22"><text:tab/>while (i &lt; 5):</text:p>
      <text:p text:style-name="P22"><text:tab/><text:tab/>print("Old MacDonald had a farm, ee-igh, ee-igh, oh!")</text:p>
      <text:p text:style-name="P22"><text:tab/><text:tab/>print("And on this farm he had a cow, ee-igh, ee-igh, oh!")</text:p>
      <text:p text:style-name="P22"><text:tab/><text:tab/>print("With a moo, moo here and a moo, moo there.")</text:p>
      <text:p text:style-name="P22"><text:tab/><text:tab/>print("Here a moo, there a moo, everywhere a moo, moo.")</text:p>
      <text:p text:style-name="P22"><text:tab/><text:tab/>print("Old MacDonald had a farm, ee-igh, ee-igh, oh!")</text:p>
      <text:p text:style-name="P22"><text:tab/><text:tab/>print()</text:p>
      <text:p text:style-name="P22"><text:tab/><text:tab/>i = i + 1</text:p>
      <text:p text:style-name="P30">Why do we put an extra print() statement on line 8?</text:p>
      <text:p text:style-name="P16">However, this program will just print the cow verse five times. This won't do, as we want each animal to have its own verse.</text:p>
      <text:p text:style-name="P6"><text:span text:style-name="T8">As such, we might write </text:span><text:span text:style-name="T9">a </text:span><text:span text:style-name="T17">for</text:span><text:span text:style-name="T9"> loop</text:span><text:span text:style-name="T8"> that loops through a list of animals like so:</text:span></text:p>
      <text:p text:style-name="P25"><text:tab/>farm_animals = ("cow", "pig", "duck", "horse", "dog")</text:p>
      <text:p text:style-name="P25"><text:tab/>for animal in farm_animals:</text:p>
      <text:p text:style-name="P25"><text:tab/><text:tab/>print("Old MacDonald had a farm, ee-igh, ee-igh, oh!")</text:p>
      <text:p text:style-name="P25"><text:tab/><text:tab/>print("And on this farm he had a " + animal + ", ee-igh, ee-igh, oh!")</text:p>
      <text:p text:style-name="P25"><text:tab/><text:tab/>print("With a moo, moo here and a moo, moo there.")</text:p>
      <text:p text:style-name="P25"><text:tab/><text:tab/>print("Here a moo, there a moo, everywhere a moo, moo.")</text:p>
      <text:p text:style-name="P25"><text:tab/><text:tab/>print("Old MacDonald had a farm, ee-igh, ee-igh, oh!")</text:p>
      <text:p text:style-name="P10">Notice that here we use "<text:span text:style-name="T16">+</text:span>" not "<text:span text:style-name="T16">,</text:span>" to join the string on line 2. Why do you think this is? </text:p>
      <text:p text:style-name="P6"><text:span text:style-name="T8">Alright, this program prints a verse for each animal, </text:span><text:span text:style-name="T11">but it doesn't print the </text:span><text:span text:style-name="T3">noise</text:span><text:span text:style-name="T11"> made by each animal</text:span><text:span text:style-name="T8">. Instead of "</text:span><text:span text:style-name="T19">oink</text:span><text:span text:style-name="T8">" or "</text:span><text:span text:style-name="T19">neigh</text:span><text:span text:style-name="T8">" or "</text:span><text:span text:style-name="T19">woof</text:span><text:span text:style-name="T8">", this program just prints "</text:span><text:span text:style-name="T19">moo</text:span><text:span text:style-name="T8">" each time. </text:span></text:p>
      <text:p text:style-name="P5"><text:span text:style-name="T8">So how do we write a program that prints all versus of </text:span><text:span text:style-name="T1">Old MacDonald</text:span><text:span text:style-name="T8">? </text:span></text:p>
      <text:p text:style-name="P6"><text:span text:style-name="T8">One way is to write a </text:span><text:span text:style-name="T12">function </text:span><text:span text:style-name="T11">that takes </text:span><text:span text:style-name="T12">two parameters</text:span><text:span text:style-name="T8"> – an animal name and an animal noise – and prints out the lines to </text:span><text:span text:style-name="T1">Old MacDonald</text:span><text:span text:style-name="T8"> substituting these parameter values where need be:</text:span></text:p>
      <text:p text:style-name="P25"><text:tab/>def old_mac_verse(animal, noise):</text:p>
      <text:p text:style-name="P25"><text:tab/><text:tab/>print("Old MacDonald had a farm, ee-igh, ee-igh, oh!")</text:p>
      <text:p text:style-name="P25"><text:tab/><text:tab/>print("And on this farm he had a " + animal + ", ee-igh, ee-igh, oh!")</text:p>
      <text:p text:style-name="P25"><text:tab/><text:tab/>print("With a " + noise + ", " + noise + " here and a " + noise + ", " <text:tab/><text:tab/><text:tab/>+ noise + " there.")</text:p>
      <text:p text:style-name="P25"><text:soft-page-break/><text:tab/><text:tab/>print("Here a " + noise + ", " + "there a " + noise + ", " + <text:tab/><text:tab/><text:tab/><text:tab/><text:tab/>"everywhere a " + noise + ", " + noise + ".")</text:p>
      <text:p text:style-name="P25"><text:tab/><text:tab/>print("Old MacDonald had a farm, ee-igh, ee-igh, oh!")</text:p>
      <text:p text:style-name="P16">We can use this function in a program (e.g. nursery.py) to get the output that we want:</text:p>
      <text:p text:style-name="P25"><text:tab/>def old_mac_verse(animal, noise):</text:p>
      <text:p text:style-name="P25"><text:tab/><text:tab/>print("Old MacDonald had a farm, ee-igh, ee-igh, oh!")</text:p>
      <text:p text:style-name="P25"><text:tab/><text:tab/>print("And on this farm he had a " + animal + ", ee-igh, ee-igh, oh!")</text:p>
      <text:p text:style-name="P25"><text:tab/><text:tab/>print("With a " + noise + ", " + noise + " here and a " + noise + ", " <text:tab/><text:tab/><text:tab/>+ noise + " there.")</text:p>
      <text:p text:style-name="P25"><text:tab/><text:tab/>print("Here a " + noise + ", " + "there a " + noise + ", " + <text:tab/><text:tab/><text:tab/><text:tab/><text:tab/>"everywhere a " + noise + ", " + noise + ".")</text:p>
      <text:p text:style-name="P25"><text:tab/><text:tab/>print("Old MacDonald had a farm, ee-igh, ee-igh, oh!")</text:p>
      <text:p text:style-name="P25"><text:tab/>old_mac_verse("cow", "moo")</text:p>
      <text:p text:style-name="P25"><text:tab/>old_mac_verse("pig", "oink")</text:p>
      <text:p text:style-name="P25"><text:tab/>old_mac_verse("duck", "quack")</text:p>
      <text:p text:style-name="P25"><text:tab/>old_mac_verse("horse", "neigh")</text:p>
      <text:p text:style-name="P25"><text:tab/>old_mac_verse("dog", "woof")</text:p>
      <text:p text:style-name="P34">Notice that, just like with the <text:span text:style-name="T16">print()</text:span> statement, we separate multiple values by a comma. </text:p>
      <text:p text:style-name="P26">Now, what if we wanted to change the verses of Old MacDonald, to something like this:</text:p>
      <text:p text:style-name="P7"><text:tab/>Old MacDonald <text:span text:style-name="T21">didn't have</text:span> a farm, ee-igh, ee-igh, oh!</text:p>
      <text:p text:style-name="P7"><text:tab/>And on this farm he <text:span text:style-name="T21">didn't have</text:span> a cow, ee-igh, ee-igh, oh!</text:p>
      <text:p text:style-name="P7"><text:tab/>With <text:span text:style-name="T21">no moo</text:span> here and <text:span text:style-name="T21">no moo</text:span> there.</text:p>
      <text:p text:style-name="P7"><text:tab/><text:span text:style-name="T21">Not a moo, not a moo, nowhere a moo</text:span>, moo.</text:p>
      <text:p text:style-name="P26"><text:span text:style-name="T27"><text:tab/>Old MacDonald </text:span><text:span text:style-name="T28">didn't have</text:span><text:span text:style-name="T27"> a farm, ee-igh, ee-igh, oh!</text:span></text:p>
      <text:p text:style-name="P26"><text:span text:style-name="T29">Because we are using a function, making this change is quite simple. To do so, we only need to change our function definition. We don't need to change any of these lines:</text:span></text:p>
      <text:p text:style-name="P25"><text:tab/>old_mac_verse("cow", "moo")</text:p>
      <text:p text:style-name="P25"><text:tab/>old_mac_verse("pig", "oink")</text:p>
      <text:p text:style-name="P25"><text:tab/>old_mac_verse("duck", "quack")</text:p>
      <text:p text:style-name="P25"><text:tab/>old_mac_verse("horse", "neigh")</text:p>
      <text:p text:style-name="P25"><text:span text:style-name="T29"><text:tab/>old_mac_verse("dog", "woof")</text:span></text:p>
      <text:p text:style-name="P26"><text:span text:style-name="T29">Modify your function definition for </text:span><text:span text:style-name="T31">old_mac_verse</text:span><text:span text:style-name="T29"> so that the function now outputs the changed verse. </text:span></text:p>
      <text:p text:style-name="P31">Thinking about functions: program flow</text:p>
      <text:p text:style-name="P12"><text:soft-page-break/><text:span text:style-name="T15">Nearly all of the programs we have written in this course are </text:span><text:span text:style-name="T7">sequential</text:span><text:span text:style-name="T15">. In our programs we can make simple decisions using conditionals and we can repeat certain sections of code using loops, but for the most part, the code is executed in order, from top to bottom. With functions, however, we can radically alter the sequential flow of a program. We can 'dive into' the function, execute it, and then return to where we were in our program and carry on the sequence.</text:span></text:p>
      <text:p text:style-name="P4"><text:span text:style-name="T10">10.5 Getting something back: the </text:span><text:span text:style-name="T18">return</text:span><text:span text:style-name="T10"> statement</text:span></text:p>
      <text:p text:style-name="P17">We have seen that some functions can take input. If a function has parameters, we can substitute actual values for these placeholder variables. In our last example, recall, we substituted the actual value "<text:span text:style-name="T16">cow</text:span>" for the parameter <text:span text:style-name="T16">animal</text:span>. </text:p>
      <text:p text:style-name="P17">As we shall see now, <text:span text:style-name="T21">functions can also give output</text:span>. Consider the following function definition:</text:p>
      <text:p text:style-name="P27"><text:tab/>def rectangle(width, height, breadth):</text:p>
      <text:p text:style-name="P27"><text:tab/><text:tab/>volume = width * height * breadth</text:p>
      <text:p text:style-name="P27"><text:tab/><text:tab/>print(volume)</text:p>
      <text:p text:style-name="P17">What do you think this function does? Try it out: use the <text:span text:style-name="T16">rectangle</text:span> function to find the volume of a <text:s/>rectangle <text:span text:style-name="T1">A</text:span> with dimensions 2m x 4m x 6m:</text:p>
      <text:p text:style-name="P17"><text:tab/><text:span text:style-name="T16">rectangle(2, 4, 6)</text:span></text:p>
      <text:p text:style-name="P17">What happens? Python gives us the volume of a 2 x 4 x 6 rectangle: <text:span text:style-name="T16">48</text:span> units squared. How would we use this function, say, to add the volumes of two rectangles? As it is, our function simply works out the value of a given rectangle's volume and prints it. </text:p>
      <text:p text:style-name="P17">But what if there were some way we could <text:span text:style-name="T3">save</text:span><text:span text:style-name="T21"> this value</text:span>? In previous sections, we've used variables to save values, for example:</text:p>
      <text:p text:style-name="P17"><text:tab/><text:span text:style-name="T16">x = 7 + 4</text:span></text:p>
      <text:p text:style-name="P17"><text:span text:style-name="T16"><text:tab/>print(x)</text:span></text:p>
      <text:p text:style-name="P17">With functions, however, we first need some way to get the value <text:span text:style-name="T1">out of the function</text:span>. We can do this with a <text:span text:style-name="T32">return</text:span> statement:</text:p>
      <text:p text:style-name="P27"><text:tab/>def rectangle(width, height, breadth):</text:p>
      <text:p text:style-name="P27"><text:tab/><text:tab/>volume = width * height * breadth</text:p>
      <text:p text:style-name="P27"><text:tab/><text:tab/>return(volume)</text:p>
      <text:p text:style-name="P17">Now when we call the function rectangle, <text:span text:style-name="T21">we must use a variable and an assigment statement</text:span> to make sure that its return value is saved:</text:p>
      <text:p text:style-name="P17"><text:tab/><text:span text:style-name="T16">vol_a = rectangle(2, 4, 6)</text:span></text:p>
      <text:p text:style-name="P17">Let's check that it has saved. Add the following line to your program:</text:p>
      <text:p text:style-name="P17"><text:tab/><text:span text:style-name="T16">print(vol_a)</text:span></text:p>
      <text:p text:style-name="P17">And yay! Python prints out <text:span text:style-name="T16">48</text:span>, which is the expected volume of a 2 x 4 x 6 rectangle. </text:p>
      <text:p text:style-name="P17">Now we can use our rectangle function to add the volumes of two rectangles, rectangle <text:span text:style-name="T1">A</text:span> <text:soft-page-break/>with dimensions 2m x 4m x 6m, and rectangle <text:span text:style-name="T1">B</text:span> with dimentions 3m x 4m x 5m:</text:p>
      <text:p text:style-name="P27"><text:tab/>def rectangle(width, height, breadth):</text:p>
      <text:p text:style-name="P27"><text:tab/><text:tab/>volume = width * height * breadth</text:p>
      <text:p text:style-name="P27"><text:tab/><text:tab/>return(volume)</text:p>
      <text:p text:style-name="P27"/>
      <text:p text:style-name="P27"><text:tab/>vol_a = rectangle(2, 4, 6)</text:p>
      <text:p text:style-name="P27"><text:tab/>vol_b = rectangle(3, 4, 5)</text:p>
      <text:p text:style-name="P27"/>
      <text:p text:style-name="P27"><text:tab/>print("The total volume is", vol_a + vol_b, "units squared")</text:p>
      <text:p text:style-name="P33"><text:span text:style-name="T20">Functions and scope</text:span></text:p>
      <text:p text:style-name="P32">^^</text:p>
      <text:p text:style-name="P14">10.6 Exercises</text:p>
      <text:p text:style-name="P6"><text:span text:style-name="T8">1.1) Write a function (call it </text:span><text:span text:style-name="T19">birthday</text:span><text:span text:style-name="T8">) that takes a name as a parameter and prints the words to the happy birthday song using the value of this parameter. </text:span></text:p>
      <text:p text:style-name="P16">Sample output:</text:p>
      <text:p text:style-name="P7"><text:tab/>Happy birthday to you,</text:p>
      <text:p text:style-name="P7"><text:tab/>Happy birthday to you!</text:p>
      <text:p text:style-name="P7"><text:tab/>Happy birthday, dear whatshisname,</text:p>
      <text:p text:style-name="P7"><text:tab/>Happy birthday to you!</text:p>
      <text:p text:style-name="P4">1.2) Modify your <text:span text:style-name="T21">program</text:span> in 1.1 so that it asks the user for their name, and passes this input to the <text:span text:style-name="T16">birthday</text:span> function. </text:p>
      <text:p text:style-name="P1">2.1.) Write a function that <text:span text:style-name="T1">prints</text:span> the sum of the squares of two numbers. <text:span text:style-name="T1">Hint: remember that ** is the power operator in Python e.g. 3**2 = 9</text:span></text:p>
      <text:p text:style-name="P35"/>
      <text:p text:style-name="P2">2.2.) Modify your function in 2.1 so that it <text:span text:style-name="T1">returns</text:span> the sum, rather than printing it out</text:p>
      <text:p text:style-name="P2"/>
      <text:p text:style-name="P2">3.1.) Write a function that calculates the restaurant bill plus 10% service tip, given the bill</text:p>
      <text:p text:style-name="P2"/>
      <text:p text:style-name="P2">3.2.) Write a function that calculates the restaurant bill plus service tip, given the bill and the % tip to be given</text:p>
      <text:p text:style-name="P2"/>
      <text:p text:style-name="P38">4.1) Write a function that uses Pythagorus' theorem</text:p>
      <text:p text:style-name="P38"><text:tab/>a<text:span text:style-name="T34">2</text:span> + b<text:span text:style-name="T34">2</text:span> = h<text:span text:style-name="T34">2</text:span></text:p>
      <text:p text:style-name="P38">to calculate the <text:span text:style-name="T4">square</text:span><text:span text:style-name="T20"> of a hypotenuse</text:span> (h<text:span text:style-name="T34">2</text:span>) of a right-angled triangle given the lengths of its other two sides</text:p>
      <text:p text:style-name="P38"/>
      <text:p text:style-name="P38">4.2)<text:span text:style-name="T23"> </text:span><text:span text:style-name="T21">Bonus question</text:span><text:span text:style-name="T23">: modify your function in 4.1 so that it calculates</text:span><text:span text:style-name="T24"> </text:span><text:span text:style-name="T25">the </text:span><text:span text:style-name="T24">hypotenuse</text:span><text:span text:style-name="T23"> (h) of a right-angled triangle. </text:span><text:span text:style-name="T5">Hint: to use Python's square root function, you will need the following line at the top of your program:</text:span></text:p>
      <text:p text:style-name="P38"><text:soft-page-break/><text:span text:style-name="T5"><text:tab/></text:span><text:span text:style-name="T33">import math</text:span></text:p>
      <text:p text:style-name="P38"><text:span text:style-name="T5">Then, use </text:span><text:span text:style-name="T33">math.sqrt(x)</text:span><text:span text:style-name="T5"> to find the square root of a number x.</text:span></text:p>
      <text:p text:style-name="P2"/>
      <text:p text:style-name="P3"><text:span text:style-name="T23">5.) </text:span>Double bonus question<text:span text:style-name="T23">: Write a function that takes in three numbers, orders them from smallest to biggest, and returns the result. </text:span><text:span text:style-name="T5">Hint 1: Python has two built-in functions: min() and max(). Hint 2: functions can contain other functions (funct-cep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lizabeth </meta:initial-creator>
    <meta:creation-date>2013-06-28T19:14:45</meta:creation-date>
    <dc:date>2013-06-29T10:18:14</dc:date>
    <dc:creator>elizabeth </dc:creator>
    <meta:editing-duration>PT5H42M50S</meta:editing-duration>
    <meta:editing-cycles>40</meta:editing-cycles>
    <meta:generator>LibreOffice/3.5$Linux_X86_64 LibreOffice_project/350m1$Build-2</meta:generator>
    <meta:document-statistic meta:table-count="0" meta:image-count="0" meta:object-count="0" meta:page-count="8" meta:paragraph-count="183" meta:word-count="2228" meta:character-count="12660" meta:non-whitespace-character-count="10426"/>
  </office:meta>
</office:document-meta>
</file>